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ca06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ca065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e020d"/>
    </style:style>
    <style:style style:name="P4" style:family="paragraph" style:parent-style-name="Standard">
      <style:paragraph-properties fo:text-align="justify" style:justify-single-word="false"/>
      <style:text-properties officeooo:paragraph-rsid="001e020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paragraph-rsid="001ca065" style:font-weight-asian="bold" style:font-weight-complex="bold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ca065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e020d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ebf59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ebf59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1ebf59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1ebf59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205488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255d45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258d09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2784c1"/>
    </style:style>
    <style:style style:name="P1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28c365"/>
    </style:style>
    <style:style style:name="P1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219827"/>
    </style:style>
    <style:style style:name="T1" style:family="text">
      <style:text-properties officeooo:rsid="001ca065"/>
    </style:style>
    <style:style style:name="T2" style:family="text">
      <style:text-properties officeooo:rsid="001e020d"/>
    </style:style>
    <style:style style:name="T3" style:family="text">
      <style:text-properties officeooo:rsid="001ebf59"/>
    </style:style>
    <style:style style:name="T4" style:family="text">
      <style:text-properties officeooo:rsid="00205488"/>
    </style:style>
    <style:style style:name="T5" style:family="text">
      <style:text-properties officeooo:rsid="00219827"/>
    </style:style>
    <style:style style:name="T6" style:family="text">
      <style:text-properties officeooo:rsid="00255d45"/>
    </style:style>
    <style:style style:name="T7" style:family="text">
      <style:text-properties officeooo:rsid="00258d09"/>
    </style:style>
    <style:style style:name="T8" style:family="text">
      <style:text-properties officeooo:rsid="002784c1"/>
    </style:style>
    <style:style style:name="T9" style:family="text">
      <style:text-properties officeooo:rsid="0028c3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TUSSAM</text:span></text:p>
      <text:p text:style-name="P2"><text:span text:style-name="T1"/></text:p>
      <text:p text:style-name="P5"><text:span text:style-name="T1">Descripción:</text:span></text:p>
      <text:p text:style-name="P6"><text:span text:style-name="T1"/></text:p>
      <text:p text:style-name="P6"><text:span text:style-name="T1">El objetivo del proyecto era realizar una aplicación </text:span><text:span text:style-name="T2">en python </text:span><text:span text:style-name="T1">que mostrara al usuario un menú desplegable con todas las lineas de Tussam en el que el usuario seleccionará una y esto le llevará a otro menú desplegable con todas las paradas que realiza esa linea.</text:span></text:p>
      <text:p text:style-name="P6"><text:span text:style-name="T1"/></text:p>
      <text:p text:style-name="P6"><text:span text:style-name="T1">Una vez el usuario a seleccionado la linea y la parada que desea consultar la aplicación muestra el tiempo en minutos y la distancia en metros que faltan para la llegada de los dos siguientes autobuses.</text:span></text:p>
      <text:p text:style-name="P6"><text:span text:style-name="T1"/></text:p>
      <text:p text:style-name="P6"><text:span text:style-name="T1">También muestra un mapa con el recorrido de la linea seleccionada por el usuario.</text:span></text:p>
      <text:p text:style-name="P6"><text:span text:style-name="T1"/></text:p>
      <text:p text:style-name="P6"><text:span text:style-name="T1"/></text:p>
      <text:p text:style-name="P5"><text:span text:style-name="T1">Estructura y código:</text:span></text:p>
      <text:p text:style-name="P6"><text:span text:style-name="T1"/></text:p>
      <text:p text:style-name="P7"><text:span text:style-name="T2">La aplicación consta de 3 formularios (formulario.py, formulario_final.py y infor2.py) y un html con el mapa de la ruta que realiza la linea que se seleccione.</text:span></text:p>
      <text:p text:style-name="P7"><text:span text:style-name="T2"/></text:p>
      <text:p text:style-name="P7"><text:span text:style-name="T2">La información necesaria la pedimos a la API de Tusam con un cliente SOAP, nosotros vamos a utilizar suds en python.</text:span></text:p>
      <text:p text:style-name="P7"><text:span text:style-name="T2"/></text:p>
      <text:p text:style-name="P8"><text:span text:style-name="T3">La información sobre las lineas, las paradas y coordenadas de la ruta que realiza la solicitamos en:</text:span></text:p>
      <text:p text:style-name="P8"><text:span text:style-name="T3"/></text:p>
      <text:p text:style-name="P11"><text:span text:style-name="T3">http://www.infobustussam.com:9001/services/estructura.asmx?wsdl</text:span></text:p>
      <text:p text:style-name="P7"><text:span text:style-name="T2"/></text:p>
      <text:p text:style-name="P8"><text:span text:style-name="T3">La información sobre el tiempo y la distancia a la que esta la solicitamos en:</text:span></text:p>
      <text:p text:style-name="P8"><text:span text:style-name="T3"/></text:p>
      <text:p text:style-name="P11"><text:a xlink:type="simple" xlink:href="http://www.infobustussam.com:9001/services/dinamica.asmx?wsdl"><text:span text:style-name="T3">http://www.infobustussam.com:9001/services/dinamica.asmx?wsdl</text:span></text:a></text:p>
      <text:p text:style-name="P8"><text:span text:style-name="T2"/></text:p>
      <text:p text:style-name="P7"><text:span text:style-name="T2">Aquí iremos explicando como funciona cada uno de los .py, como pide la información como la procesa como la intercambian entre formularios y como finalmente la muestran al usuario final.</text:span></text:p>
      <text:p text:style-name="P7"><text:span text:style-name="T2"/></text:p>
      <text:list xml:id="list1543191309" text:style-name="L1">
        <text:list-item>
          <text:p text:style-name="P3"><text:span text:style-name="T2">formulario.py</text:span></text:p>
        </text:list-item>
      </text:list>
      <text:p text:style-name="P4"><text:span text:style-name="T2"/></text:p>
      <text:p text:style-name="P10"><text:span text:style-name="T3">En el primer formulario empezamos importando el cliente suds, importando etree del módulo lxml y por último importando cgi y cgitb para el intercambio de información entre los formularios.</text:span></text:p>
      <text:p text:style-name="P10"><text:span text:style-name="T3"/></text:p>
      <text:p text:style-name="P10"><text:span text:style-name="T3">Lo siguiente que haremos será habilitar cgitb y realizar la petición de los métodos a:</text:span></text:p>
      <text:p text:style-name="P10"><text:span text:style-name="T3"/></text:p>
      <text:p text:style-name="P12"><text:span text:style-name="T4">cliente = Client("</text:span><text:a xlink:type="simple" xlink:href="http://www.infobustussam.com:9001/services/estructura.asmx?wsdl"><text:span text:style-name="T3">http://www.infobustussam.com:9001/services/estructura.asmx?wsdl</text:span></text:a><text:span text:style-name="T3">”</text:span><text:span text:style-name="T4">)</text:span></text:p>
      <text:p text:style-name="P9"><text:span text:style-name="T3"><text:tab/><text:tab/></text:span></text:p>
      <text:p text:style-name="P11"><text:span text:style-name="T3">El método que buscamos para que devuelva todas las lineas de Tussam es el GetLineas(). </text:span><text:span text:style-name="T4">Realizamos la petición y la metemos en una variable.</text:span></text:p>
      <text:p text:style-name="P12"><text:span text:style-name="T4"/></text:p>
      <text:p text:style-name="P12"><text:span text:style-name="T4">Lineas = cliente.service.GetLineas()</text:span></text:p>
      <text:p text:style-name="P12"><text:span text:style-name="T4"/></text:p>
      <text:p text:style-name="P12"><text:soft-page-break/><text:span text:style-name="T4">En este punto nos surgió el primer problema, el problema que teníamos era que la API de Tussam nos devolvía un XML pero el cliente suds lo procesaba automáticamente y nos mostraba un formato muy distinto al XML que esperábamos.</text:span></text:p>
      <text:p text:style-name="P12"><text:span text:style-name="T4"/></text:p>
      <text:p text:style-name="P12"><text:span text:style-name="T4">La primera posible solución planteada fue cambiar el cliente SOAP por SOAPpy pero nos daba el mismo problema, el cliente lo modificaba automáticamente y nos daba la misma salida procesada.</text:span></text:p>
      <text:p text:style-name="P12"><text:span text:style-name="T4"/></text:p>
      <text:p text:style-name="P12"><text:span text:style-name="T4">Después de varias horas de búsqueda encontramos el modo de activar la salida XML en el cliente suds, se activa con la siguiente orden.</text:span></text:p>
      <text:p text:style-name="P12"><text:span text:style-name="T4"/></text:p>
      <text:p text:style-name="P17"><text:span text:style-name="T5">cliente.set_options(retxml=True)</text:span></text:p>
      <text:p text:style-name="P11"><text:span text:style-name="T3"><text:tab/></text:span></text:p>
      <text:p text:style-name="P13"><text:span text:style-name="T6">Una vez solucionado el problema, metemos el XML de salida en una variable y esto lo escribimos en un fichero.xml.</text:span></text:p>
      <text:p text:style-name="P13"><text:span text:style-name="T6"/></text:p>
      <text:p text:style-name="P13"><text:span text:style-name="T6">Después de esto ya podemos parsear el fichero, crear un árbol y realizar los XPATH para sacar la información que queremos mostrar, en este caso la Lineas.</text:span></text:p>
      <text:p text:style-name="P13"><text:span text:style-name="T6"/></text:p>
      <text:p text:style-name="P14"><text:span text:style-name="T7">Una vez que tenemos la expresión XPATH que saca las lineas y los códigos de cada una de las lineas, lo siguiente que haremos sera generar un html con un formulario con las distintas lineas y sus códigos correspondientes.</text:span></text:p>
      <text:p text:style-name="P14"><text:span text:style-name="T7"/></text:p>
      <text:p text:style-name="P15"><text:span text:style-name="T8">Dentro del html irá el select con el </text:span><text:span text:style-name="T9">un atributo name</text:span><text:span text:style-name="T8"> al que llamará el siguiente formulario y dentro de est</text:span><text:span text:style-name="T9">a etiqueta</text:span><text:span text:style-name="T8"> los distintos options que generaremos con un bucle que explicamos a continuación.</text:span></text:p>
      <text:p text:style-name="P15"><text:span text:style-name="T8"/></text:p>
      <text:p text:style-name="P15"><text:span text:style-name="T8">Este bucle fue otro de los problemas que se nos planteo ya que teníamos que meter el nombre de la parada y el código como atributo de la etiqueta option.</text:span></text:p>
      <text:p text:style-name="P15"><text:span text:style-name="T8"/></text:p>
      <text:p text:style-name="P15"><text:span text:style-name="T8">La solución a este problema ha sido poner un contador en el bucle que sea igual al número de lineas. </text:span></text:p>
      <text:p text:style-name="P15"><text:span text:style-name="T8">Este bucle va creando los distintos options con el atributo value con el código de la linea y con el nombre de la linea en el contenido de la etiqueta.</text:span></text:p>
      <text:p text:style-name="P15"><text:span text:style-name="T8"/></text:p>
      <text:p text:style-name="P16"><text:span text:style-name="T9">Por último ponemos una etiqueta input que sera el botón enviar y hacemos un print de todo lo generado anteriormete.</text:span></text:p>
      <text:p text:style-name="P14"><text:span text:style-name="T7"/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2-05-30T13:02:30</meta:creation-date>
    <dc:date>2012-05-30T14:27:36</dc:date>
    <dc:creator>Juan </dc:creator>
    <meta:editing-duration>PT00H38M53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2" meta:paragraph-count="33" meta:word-count="604" meta:character-count="3694"/>
  </office:meta>
</office:document-meta>
</file>